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439cm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8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5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5.0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5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6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508cm" svg:height="0.508cm" svg:x="10.672cm" svg:y="14.66cm">
          <text:p/>
        </draw:circle>
        <draw:circle draw:style-name="gr1" draw:text-style-name="P1" draw:layer="layout" svg:width="0.508cm" svg:height="0.508cm" svg:x="10.499cm" svg:y="8.162cm">
          <text:p/>
        </draw:circle>
        <draw:rect draw:style-name="gr2" draw:text-style-name="P1" draw:layer="layout" svg:width="8.839cm" svg:height="1.88cm" svg:x="3.54cm" svg:y="3.032cm">
          <text:p/>
        </draw:rect>
        <draw:line draw:style-name="gr3" draw:text-style-name="P1" draw:layer="layout" svg:x1="3.54cm" svg:y1="4.271cm" svg:x2="12.938cm" svg:y2="4.271cm">
          <text:p/>
        </draw:line>
        <draw:frame draw:style-name="gr4" draw:text-style-name="P2" draw:layer="layout" svg:width="3.939cm" svg:height="0.64cm" svg:x="13.954cm" svg:y="4.048cm">
          <draw:text-box>
            <text:p><text:span text:style-name="T1">3.5mm jack centerline</text:span></text:p>
          </draw:text-box>
        </draw:frame>
        <draw:line draw:style-name="gr5" draw:text-style-name="P1" draw:layer="layout" svg:x1="7.933cm" svg:y1="2.275cm" svg:x2="7.933cm" svg:y2="5.704cm">
          <text:p/>
        </draw:line>
        <draw:line draw:style-name="gr3" draw:text-style-name="P1" draw:layer="layout" svg:x1="7.35cm" svg:y1="3.171cm" svg:x2="8.62cm" svg:y2="3.171cm">
          <text:p/>
        </draw:line>
        <draw:line draw:style-name="gr5" draw:text-style-name="P1" draw:layer="layout" svg:x1="3.259cm" svg:y1="3.976cm" svg:x2="12.657cm" svg:y2="3.976cm">
          <text:p/>
        </draw:line>
        <draw:rect draw:style-name="gr2" draw:text-style-name="P1" draw:layer="layout" svg:width="8.839cm" svg:height="1.88cm" svg:x="3.54cm" svg:y="7.477cm">
          <text:p/>
        </draw:rect>
        <draw:line draw:style-name="gr3" draw:text-style-name="P1" draw:layer="layout" svg:x1="3.54cm" svg:y1="9.016cm" svg:x2="12.938cm" svg:y2="9.016cm">
          <text:p/>
        </draw:line>
        <draw:frame draw:style-name="gr6" draw:text-style-name="P2" draw:layer="layout" svg:width="1.692cm" svg:height="0.64cm" svg:x="13.673cm" svg:y="9.641cm">
          <draw:text-box>
            <text:p><text:span text:style-name="T1">Pcb top</text:span></text:p>
          </draw:text-box>
        </draw:frame>
        <draw:line draw:style-name="gr3" draw:text-style-name="P1" draw:layer="layout" svg:x1="3.54cm" svg:y1="8.716cm" svg:x2="12.938cm" svg:y2="8.716cm">
          <text:p/>
        </draw:line>
        <draw:frame draw:style-name="gr4" draw:text-style-name="P2" draw:layer="layout" svg:width="3.939cm" svg:height="0.64cm" svg:x="13.825cm" svg:y="8.112cm">
          <draw:text-box>
            <text:p><text:span text:style-name="T1">3.5mm jack centerline</text:span></text:p>
          </draw:text-box>
        </draw:frame>
        <draw:line draw:style-name="gr5" draw:text-style-name="P1" draw:layer="layout" svg:x1="7.933cm" svg:y1="6.72cm" svg:x2="7.933cm" svg:y2="10.149cm">
          <text:p/>
        </draw:line>
        <draw:line draw:style-name="gr5" draw:text-style-name="P1" draw:layer="layout" svg:x1="3.286cm" svg:y1="8.416cm" svg:x2="12.684cm" svg:y2="8.416cm">
          <text:p/>
        </draw:line>
        <draw:frame draw:style-name="gr7" draw:layer="layout" svg:width="1.912cm" svg:height="0.963cm" svg:x="12.43cm" svg:y="1.815cm">
          <draw:text-box>
            <text:p>Back</text:p>
          </draw:text-box>
        </draw:frame>
        <draw:frame draw:style-name="gr8" draw:layer="layout" svg:width="1.984cm" svg:height="0.963cm" svg:x="11.97cm" svg:y="6.588cm">
          <draw:text-box>
            <text:p>Front</text:p>
          </draw:text-box>
        </draw:frame>
        <draw:line draw:style-name="gr9" draw:text-style-name="P1" draw:layer="layout" svg:x1="14.208cm" svg:y1="4.302cm" svg:x2="12.938cm" svg:y2="4.302cm">
          <text:p/>
        </draw:line>
        <draw:line draw:style-name="gr3" draw:text-style-name="P1" draw:layer="layout" svg:x1="6.095cm" svg:y1="4.048cm" svg:x2="6.095cm" svg:y2="4.556cm">
          <text:p/>
        </draw:line>
        <draw:line draw:style-name="gr3" draw:text-style-name="P1" draw:layer="layout" svg:x1="4.751cm" svg:y1="4.048cm" svg:x2="4.751cm" svg:y2="4.556cm">
          <text:p/>
        </draw:line>
        <draw:line draw:style-name="gr3" draw:text-style-name="P1" draw:layer="layout" svg:x1="8.053cm" svg:y1="4.048cm" svg:x2="8.053cm" svg:y2="4.556cm">
          <text:p/>
        </draw:line>
        <draw:line draw:style-name="gr3" draw:text-style-name="P1" draw:layer="layout" svg:x1="9.768cm" svg:y1="4.048cm" svg:x2="9.768cm" svg:y2="4.556cm">
          <text:p/>
        </draw:line>
        <draw:line draw:style-name="gr3" draw:text-style-name="P1" draw:layer="layout" svg:x1="11.121cm" svg:y1="4.048cm" svg:x2="11.121cm" svg:y2="4.556cm">
          <text:p/>
        </draw:line>
        <draw:line draw:style-name="gr3" draw:text-style-name="P1" draw:layer="layout" svg:x1="8.086cm" svg:y1="3.032cm" svg:x2="8.086cm" svg:y2="3.54cm">
          <text:p/>
        </draw:line>
        <draw:line draw:style-name="gr3" draw:text-style-name="P1" draw:layer="layout" svg:x1="7.05cm" svg:y1="8.62cm" svg:x2="7.05cm" svg:y2="8.874cm">
          <text:p/>
        </draw:line>
        <draw:line draw:style-name="gr3" draw:text-style-name="P1" draw:layer="layout" svg:x1="10.753cm" svg:y1="7.657cm" svg:x2="10.761cm" svg:y2="8.673cm">
          <text:p/>
        </draw:line>
        <draw:line draw:style-name="gr3" draw:text-style-name="P1" draw:layer="layout" svg:x1="5.216cm" svg:y1="8.412cm" svg:x2="5.216cm" svg:y2="8.92cm">
          <text:p/>
        </draw:line>
        <draw:line draw:style-name="gr3" draw:text-style-name="P1" draw:layer="layout" svg:x1="10.31cm" svg:y1="8.416cm" svg:x2="11.072cm" svg:y2="8.416cm">
          <text:p/>
        </draw:line>
        <draw:frame draw:style-name="gr10" draw:text-style-name="P2" draw:layer="layout" svg:width="2.098cm" svg:height="0.64cm" svg:x="8.3cm" svg:y="7.472cm">
          <draw:text-box>
            <text:p><text:span text:style-name="T1">Speed pot</text:span></text:p>
          </draw:text-box>
        </draw:frame>
        <draw:frame draw:style-name="gr11" draw:text-style-name="P2" draw:layer="layout" svg:width="2.119cm" svg:height="0.64cm" svg:x="4.188cm" svg:y="9.641cm">
          <draw:text-box>
            <text:p><text:span text:style-name="T1">L/R switch</text:span></text:p>
          </draw:text-box>
        </draw:frame>
        <draw:frame draw:style-name="gr12" draw:text-style-name="P2" draw:layer="layout" svg:width="1.524cm" svg:height="0.64cm" svg:x="11.16cm" svg:y="8.112cm">
          <draw:text-box>
            <text:p><text:span text:style-name="T1">7mm</text:span></text:p>
          </draw:text-box>
        </draw:frame>
        <draw:frame draw:style-name="gr13" draw:text-style-name="P2" draw:layer="layout" svg:width="5.544cm" svg:height="0.64cm" svg:x="9.128cm" svg:y="2.9cm">
          <draw:text-box>
            <text:p><text:span text:style-name="T1">3/16” then file to pass microUSB</text:span></text:p>
          </draw:text-box>
        </draw:frame>
        <draw:frame draw:style-name="gr4" draw:text-style-name="P2" draw:layer="layout" svg:width="3.939cm" svg:height="0.64cm" svg:x="12.555cm" svg:y="4.932cm">
          <draw:text-box>
            <text:p><text:span text:style-name="T1">17/64</text:span></text:p>
          </draw:text-box>
        </draw:frame>
        <draw:frame draw:style-name="gr12" draw:text-style-name="P2" draw:layer="layout" svg:width="1.524cm" svg:height="0.64cm" svg:x="6.842cm" svg:y="9.504cm">
          <draw:text-box>
            <text:p><text:span text:style-name="T1">1/4</text:span></text:p>
          </draw:text-box>
        </draw:frame>
        <draw:line draw:style-name="gr3" draw:text-style-name="P1" draw:layer="layout" svg:x1="10.41cm" svg:y1="7.766cm" svg:x2="11.172cm" svg:y2="7.766cm">
          <text:p/>
        </draw:line>
        <draw:circle draw:style-name="gr1" draw:text-style-name="P1" draw:layer="layout" svg:width="0.051cm" svg:height="0.051cm" svg:x="10.723cm" svg:y="7.741cm">
          <text:p/>
        </draw:circle>
        <draw:frame draw:style-name="gr14" draw:text-style-name="P2" draw:layer="layout" svg:width="4.041cm" svg:height="0.64cm" svg:x="11.539cm" svg:y="7.472cm">
          <draw:text-box>
            <text:p><text:span text:style-name="T1">1/16 dia x 0.8mm divot</text:span></text:p>
          </draw:text-box>
        </draw:frame>
        <draw:frame draw:style-name="gr12" draw:text-style-name="P2" draw:layer="layout" svg:width="1.524cm" svg:height="0.64cm" svg:x="4.556cm" svg:y="7.726cm">
          <draw:text-box>
            <text:p><text:span text:style-name="T1">13/64</text:span></text:p>
          </draw:text-box>
        </draw:frame>
        <draw:line draw:style-name="gr9" draw:text-style-name="P1" draw:layer="layout" svg:x1="13.954cm" svg:y1="8.366cm" svg:x2="12.991cm" svg:y2="8.705cm">
          <text:p/>
        </draw:line>
        <draw:line draw:style-name="gr9" draw:text-style-name="P1" draw:layer="layout" svg:x1="13.954cm" svg:y1="9.89cm" svg:x2="12.965cm" svg:y2="9.049cm">
          <text:p/>
        </draw:line>
        <draw:rect draw:style-name="gr2" draw:text-style-name="P1" draw:layer="layout" svg:width="8.839cm" svg:height="3.378cm" svg:x="3.539cm" svg:y="11.815cm">
          <text:p/>
        </draw:rect>
        <draw:line draw:style-name="gr3" draw:text-style-name="P1" draw:layer="layout" svg:x1="3.539cm" svg:y1="13.169cm" svg:x2="12.378cm" svg:y2="13.169cm">
          <text:p/>
        </draw:line>
        <draw:frame draw:style-name="gr4" draw:text-style-name="P2" draw:layer="layout" svg:width="3.939cm" svg:height="0.64cm" svg:x="13.927cm" svg:y="12.831cm">
          <draw:text-box>
            <text:p><text:span text:style-name="T1">3.5mm jack centerline</text:span></text:p>
          </draw:text-box>
        </draw:frame>
        <draw:line draw:style-name="gr5" draw:text-style-name="P1" draw:layer="layout" svg:x1="7.933cm" svg:y1="11.053cm" svg:x2="7.933cm" svg:y2="14.482cm">
          <text:p/>
        </draw:line>
        <draw:line draw:style-name="gr3" draw:text-style-name="P1" draw:layer="layout" svg:x1="7.349cm" svg:y1="12.064cm" svg:x2="8.619cm" svg:y2="12.064cm">
          <text:p/>
        </draw:line>
        <draw:line draw:style-name="gr5" draw:text-style-name="P1" draw:layer="layout" svg:x1="3.285cm" svg:y1="13.555cm" svg:x2="12.683cm" svg:y2="13.555cm">
          <text:p/>
        </draw:line>
        <draw:line draw:style-name="gr9" draw:text-style-name="P1" draw:layer="layout" svg:x1="14.207cm" svg:y1="13.085cm" svg:x2="12.542cm" svg:y2="13.15cm">
          <text:p/>
        </draw:line>
        <draw:line draw:style-name="gr3" draw:text-style-name="P1" draw:layer="layout" svg:x1="6.094cm" svg:y1="12.831cm" svg:x2="6.094cm" svg:y2="13.339cm">
          <text:p/>
        </draw:line>
        <draw:line draw:style-name="gr3" draw:text-style-name="P1" draw:layer="layout" svg:x1="4.75cm" svg:y1="12.831cm" svg:x2="4.75cm" svg:y2="13.339cm">
          <text:p/>
        </draw:line>
        <draw:line draw:style-name="gr3" draw:text-style-name="P1" draw:layer="layout" svg:x1="8.052cm" svg:y1="12.831cm" svg:x2="8.052cm" svg:y2="13.339cm">
          <text:p/>
        </draw:line>
        <draw:line draw:style-name="gr3" draw:text-style-name="P1" draw:layer="layout" svg:x1="9.767cm" svg:y1="12.831cm" svg:x2="9.767cm" svg:y2="13.339cm">
          <text:p/>
        </draw:line>
        <draw:line draw:style-name="gr3" draw:text-style-name="P1" draw:layer="layout" svg:x1="11.12cm" svg:y1="12.831cm" svg:x2="11.12cm" svg:y2="13.339cm">
          <text:p/>
        </draw:line>
        <draw:line draw:style-name="gr3" draw:text-style-name="P1" draw:layer="layout" svg:x1="8.085cm" svg:y1="11.815cm" svg:x2="8.085cm" svg:y2="12.323cm">
          <text:p/>
        </draw:line>
        <draw:frame draw:style-name="gr13" draw:text-style-name="P2" draw:layer="layout" svg:width="5.544cm" svg:height="0.64cm" svg:x="9.127cm" svg:y="11.683cm">
          <draw:text-box>
            <text:p><text:span text:style-name="T1">3/16” then file to pass microUSB</text:span></text:p>
          </draw:text-box>
        </draw:frame>
        <draw:frame draw:style-name="gr4" draw:text-style-name="P2" draw:layer="layout" svg:width="3.939cm" svg:height="0.64cm" svg:x="12.528cm" svg:y="13.715cm">
          <draw:text-box>
            <text:p><text:span text:style-name="T1">17/64</text:span></text:p>
          </draw:text-box>
        </draw:frame>
        <draw:circle draw:style-name="gr1" draw:text-style-name="P1" draw:layer="layout" svg:width="0.508cm" svg:height="0.508cm" svg:x="10.499cm" svg:y="17.37cm">
          <text:p/>
        </draw:circle>
        <draw:rect draw:style-name="gr2" draw:text-style-name="P1" draw:layer="layout" svg:width="8.839cm" svg:height="3.378cm" svg:x="3.54cm" svg:y="16.621cm">
          <text:p/>
        </draw:rect>
        <draw:line draw:style-name="gr3" draw:text-style-name="P1" draw:layer="layout" svg:x1="3.54cm" svg:y1="18.226cm" svg:x2="12.938cm" svg:y2="18.226cm">
          <text:p/>
        </draw:line>
        <draw:frame draw:style-name="gr6" draw:text-style-name="P2" draw:layer="layout" svg:width="1.692cm" svg:height="0.64cm" svg:x="13.7cm" svg:y="18.78cm">
          <draw:text-box>
            <text:p><text:span text:style-name="T1">Pcb top</text:span></text:p>
          </draw:text-box>
        </draw:frame>
        <draw:line draw:style-name="gr3" draw:text-style-name="P1" draw:layer="layout" svg:x1="3.54cm" svg:y1="17.924cm" svg:x2="12.938cm" svg:y2="17.924cm">
          <text:p/>
        </draw:line>
        <draw:frame draw:style-name="gr4" draw:text-style-name="P2" draw:layer="layout" svg:width="3.939cm" svg:height="0.64cm" svg:x="13.798cm" svg:y="17.261cm">
          <draw:text-box>
            <text:p><text:span text:style-name="T1">3.5mm jack centerline</text:span></text:p>
          </draw:text-box>
        </draw:frame>
        <draw:line draw:style-name="gr5" draw:text-style-name="P1" draw:layer="layout" svg:x1="7.96cm" svg:y1="15.859cm" svg:x2="7.96cm" svg:y2="19.288cm">
          <text:p/>
        </draw:line>
        <draw:frame draw:style-name="gr8" draw:layer="layout" svg:width="1.984cm" svg:height="0.963cm" svg:x="12.176cm" svg:y="15.785cm">
          <draw:text-box>
            <text:p>Front</text:p>
          </draw:text-box>
        </draw:frame>
        <draw:line draw:style-name="gr3" draw:text-style-name="P1" draw:layer="layout" svg:x1="7.05cm" svg:y1="17.555cm" svg:x2="7.05cm" svg:y2="18.063cm">
          <text:p/>
        </draw:line>
        <draw:line draw:style-name="gr3" draw:text-style-name="P1" draw:layer="layout" svg:x1="10.753cm" svg:y1="16.801cm" svg:x2="10.761cm" svg:y2="17.817cm">
          <text:p/>
        </draw:line>
        <draw:line draw:style-name="gr3" draw:text-style-name="P1" draw:layer="layout" svg:x1="5.216cm" svg:y1="17.556cm" svg:x2="5.216cm" svg:y2="18.064cm">
          <text:p/>
        </draw:line>
        <draw:line draw:style-name="gr3" draw:text-style-name="P1" draw:layer="layout" svg:x1="10.31cm" svg:y1="17.624cm" svg:x2="11.072cm" svg:y2="17.624cm">
          <text:p/>
        </draw:line>
        <draw:frame draw:style-name="gr10" draw:text-style-name="P2" draw:layer="layout" svg:width="2.098cm" svg:height="0.64cm" svg:x="8.112cm" svg:y="16.616cm">
          <draw:text-box>
            <text:p><text:span text:style-name="T1">Speed pot</text:span></text:p>
          </draw:text-box>
        </draw:frame>
        <draw:frame draw:style-name="gr11" draw:text-style-name="P2" draw:layer="layout" svg:width="2.119cm" svg:height="0.64cm" svg:x="4.215cm" svg:y="18.78cm">
          <draw:text-box>
            <text:p><text:span text:style-name="T1">L/R switch</text:span></text:p>
          </draw:text-box>
        </draw:frame>
        <draw:frame draw:style-name="gr12" draw:text-style-name="P2" draw:layer="layout" svg:width="1.524cm" svg:height="0.64cm" svg:x="11.16cm" svg:y="17.256cm">
          <draw:text-box>
            <text:p><text:span text:style-name="T1">7mm</text:span></text:p>
          </draw:text-box>
        </draw:frame>
        <draw:frame draw:style-name="gr12" draw:text-style-name="P2" draw:layer="layout" svg:width="1.524cm" svg:height="0.64cm" svg:x="6.842cm" svg:y="18.648cm">
          <draw:text-box>
            <text:p><text:span text:style-name="T1">1/4</text:span></text:p>
          </draw:text-box>
        </draw:frame>
        <draw:line draw:style-name="gr3" draw:text-style-name="P1" draw:layer="layout" svg:x1="10.31cm" svg:y1="16.974cm" svg:x2="11.072cm" svg:y2="16.974cm">
          <text:p/>
        </draw:line>
        <draw:circle draw:style-name="gr1" draw:text-style-name="P1" draw:layer="layout" svg:width="0.051cm" svg:height="0.051cm" svg:x="10.723cm" svg:y="16.948cm">
          <text:p/>
        </draw:circle>
        <draw:frame draw:style-name="gr14" draw:text-style-name="P2" draw:layer="layout" svg:width="4.041cm" svg:height="0.64cm" svg:x="11.539cm" svg:y="16.616cm">
          <draw:text-box>
            <text:p><text:span text:style-name="T1">1/16 dia x 0.8mm divot</text:span></text:p>
          </draw:text-box>
        </draw:frame>
        <draw:frame draw:style-name="gr12" draw:text-style-name="P2" draw:layer="layout" svg:width="1.524cm" svg:height="0.64cm" svg:x="4.556cm" svg:y="16.87cm">
          <draw:text-box>
            <text:p><text:span text:style-name="T1">13/64</text:span></text:p>
          </draw:text-box>
        </draw:frame>
        <draw:line draw:style-name="gr9" draw:text-style-name="P1" draw:layer="layout" svg:x1="13.954cm" svg:y1="17.51cm" svg:x2="13.018cm" svg:y2="17.913cm">
          <text:p/>
        </draw:line>
        <draw:line draw:style-name="gr9" draw:text-style-name="P1" draw:layer="layout" svg:x1="13.954cm" svg:y1="19.034cm" svg:x2="12.991cm" svg:y2="18.239cm">
          <text:p/>
        </draw:line>
        <draw:frame draw:style-name="gr7" draw:layer="layout" svg:width="1.912cm" svg:height="0.963cm" svg:x="12.042cm" svg:y="10.705cm">
          <draw:text-box>
            <text:p>Back</text:p>
          </draw:text-box>
        </draw:frame>
        <draw:frame draw:style-name="gr15" draw:layer="layout" svg:width="2.581cm" svg:height="0.963cm" svg:x="19.796cm" svg:y="5.318cm">
          <draw:text-box>
            <text:p>SMALL</text:p>
          </draw:text-box>
        </draw:frame>
        <draw:frame draw:style-name="gr16" draw:layer="layout" svg:width="5.061cm" svg:height="0.963cm" svg:x="18.78cm" svg:y="14.208cm">
          <draw:text-box>
            <text:p>Main + AUX box</text:p>
          </draw:text-box>
        </draw:frame>
        <draw:line draw:style-name="gr3" draw:text-style-name="P1" draw:layer="layout" svg:x1="3.54cm" svg:y1="14.563cm" svg:x2="12.379cm" svg:y2="14.563cm">
          <text:p/>
        </draw:line>
        <draw:line draw:style-name="gr3" draw:text-style-name="P1" draw:layer="layout" svg:x1="7.51cm" svg:y1="14.208cm" svg:x2="7.51cm" svg:y2="14.716cm">
          <text:p/>
        </draw:line>
        <draw:line draw:style-name="gr3" draw:text-style-name="P1" draw:layer="layout" svg:x1="6.163cm" svg:y1="14.208cm" svg:x2="6.163cm" svg:y2="14.716cm">
          <text:p/>
        </draw:line>
        <draw:line draw:style-name="gr3" draw:text-style-name="P1" draw:layer="layout" svg:x1="4.817cm" svg:y1="14.208cm" svg:x2="4.817cm" svg:y2="14.716cm">
          <text:p/>
        </draw:line>
        <draw:line draw:style-name="gr3" draw:text-style-name="P1" draw:layer="layout" svg:x1="10.926cm" svg:y1="14.208cm" svg:x2="10.926cm" svg:y2="15.097cm">
          <text:p/>
        </draw:line>
        <draw:line draw:style-name="gr3" draw:text-style-name="P1" draw:layer="layout" svg:x1="10.398cm" svg:y1="14.914cm" svg:x2="11.668cm" svg:y2="14.914cm">
          <text:p/>
        </draw:line>
        <draw:frame draw:style-name="gr12" draw:text-style-name="P2" draw:layer="layout" svg:width="1.524cm" svg:height="0.64cm" svg:x="9.382cm" svg:y="14.584cm">
          <draw:text-box>
            <text:p><text:span text:style-name="T1">7mm</text:span></text:p>
          </draw:text-box>
        </draw:frame>
        <draw:line draw:style-name="gr5" draw:text-style-name="P1" draw:layer="layout" svg:x1="3.285cm" svg:y1="18.31cm" svg:x2="12.683cm" svg:y2="18.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yne Wright</meta:initial-creator>
    <meta:creation-date>2018-01-15T21:41:09.29</meta:creation-date>
    <dc:date>2018-01-31T15:00:14.77</dc:date>
    <dc:creator>Wayne Wright</dc:creator>
    <meta:editing-duration>PT5H41M28S</meta:editing-duration>
    <meta:editing-cycles>37</meta:editing-cycles>
    <meta:generator>OpenOffice/4.1.3$Win32 OpenOffice.org_project/413m1$Build-9783</meta:generator>
    <meta:printed-by>Wayne Wright</meta:printed-by>
    <meta:print-date>2018-01-31T14:56:22.34</meta:print-date>
    <meta:document-statistic meta:object-count="88"/>
  </office:meta>
</office:document-meta>
</file>